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Testbuch”</text:p></text:p>
      <text:p text:style-name="Author"><text:p text:style-name="Text_20_body"> <text:span text:style-name="T1">Autor</text:span> “Stefan Jank”</text:p></text:p>
      <text:p text:style-name="Date"><text:p text:style-name="Text_20_body">Version 1.0 vom “2020-10-21”</text:p></text:p>
      <text:h text:style-name="Heading_20_1" text:outline-level="1"><text:bookmark-start text:name="vorwort"/>1 Vorwort<text:bookmark-end text:name="vorwor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Testbuch”</dc:title>
    <dc:description>Falls du schon immer mal wissen wolltest, wie ein Buch funktioniert.</dc:description>
    <dc:subject/>
    <meta:keyword/>
    <meta:initial-creator/>
    <dc:creator/>
    <meta:creation-date>2020-10-21T13:55:03Z</meta:creation-date>
    <dc:date>2020-10-21T13:55:03Z</dc:date>
    <meta:user-defined meta:name="biblio-style" meta:value-type="string">apalike</meta:user-defined>
    <meta:user-defined meta:name="bibliography" meta:value-type="string"/>
    <meta:user-defined meta:name="bookdown" meta:value-type="string"/>
    <meta:user-defined meta:name="date" meta:value-type="string">Version 1.0 vom “2020-10-21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Kannst du es lesen?</meta:user-defined>
  </office:meta>
</office:document-meta>
</file>